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ğamızın gereği her zaman insanların yeni üretimler yapması ve ihtiyaçları doğrultusunda bu üretimleri evrimleştirmesi gerekiyor. Günümüzde popülerliği bir hayli fazla olan üretimlerden biri de elektrikli arabalardır. Elektrikli arabalar eski usul olarak bildiğimiz güç sistemi olan fosil yakıtlar yerine yenilenebilir veya elektrik gücü ile depolanabilen araçlardan oluşmaktadır. Dünyada ve ülkemizde hızla bu alanda yenilikler yapılmaya devam ederken elektrikli arabaların en önemli sorunlarından biri olan menzil konusunda tüm dünya bu ulaşım kapasitesini uzatmanın çözümünü arıyor. Elektrikli arabalar, dünya çapında ciddi etkileri olan çevre kirliliğini yavaşlatmak ve farklı alanlarda sağladığı kolaylıklar konusunda çok başarılı olsalar da benim görüşümce henüz tüm dünyanın bu tarz yenilikleri gözünde büyütüp yüksek oranlı bir tüketiciyi bu alana yönlendirmenin doğru olmadığını düşünüyorum. Özellikle dünya hizmet alanında gelişmiş olsa bile ülkemizde bu tarz arabalar için gerekli olan parça stoğumuz, garanti servislerimiz yahut bir sıkıntı yaşadığımızda karşımıza alabileceğimiz bir temsilci bulmak diğer ülkelere nazaran daha meşakkatli oluyor. Bu sorunları belki günümüzde mevcut olmayan yada kullanılmaya henüz hazır olmayan teknolojilerle geleceğimizde çok rahat bir şekilde çözüme kavuşturacağız. Kendi alanımda konuşmam gerekirse bir yazılımcı olarak yaşanılabilecek bu sorunları düzeltmek ve gerek kendi ülkemde gerek dünya nezdinde daha da çok yenilikler geliştirip hem ülkemin kalkınmasına yardım etmek hem de insanlarımızın arzu ettiği kaliteli bir hayata biraz daha olsun yakınlaşmalarını sağlamak için çalışmam gerekiy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1:53:22.969444341</meta:creation-date>
    <meta:generator>LibreOffice/7.4.7.2$Linux_X86_64 LibreOffice_project/40$Build-2</meta:generator>
    <dc:date>2023-11-21T09:47:19.202836049</dc:date>
    <meta:editing-duration>PT6S</meta:editing-duration>
    <meta:editing-cycles>1</meta:editing-cycles>
    <meta:document-statistic meta:table-count="0" meta:image-count="0" meta:object-count="0" meta:page-count="1" meta:paragraph-count="1" meta:word-count="209" meta:character-count="1647" meta:non-whitespace-character-count="1439"/>
  </office:meta>
</office:document-meta>
</file>